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6"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7"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8"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9"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0"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1"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2"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3" style:family="text">
      <style:text-properties fo:color="#ffffff" loext:opacity="100%" style:font-name="PT Mono" fo:font-size="8pt" fo:background-color="transparent" loext:char-shading-value="0" style:font-size-asian="8pt" style:font-size-complex="8pt"/>
    </style:style>
    <style:style style:name="T104" style:family="text">
      <style:text-properties fo:color="#ffffff" loext:opacity="100%" style:font-name="PT Mono" fo:font-size="8pt" officeooo:rsid="0720ce92" fo:background-color="transparent" loext:char-shading-value="0" style:font-size-asian="8pt" style:font-size-complex="8pt"/>
    </style:style>
    <style:style style:name="T105" style:family="text">
      <style:text-properties fo:color="#ffffff" loext:opacity="100%" style:font-name="PT Mono" fo:font-size="8pt" officeooo:rsid="072212bb" fo:background-color="transparent" loext:char-shading-value="0" style:font-size-asian="8pt" style:font-size-complex="8pt"/>
    </style:style>
    <style:style style:name="T106" style:family="text">
      <style:text-properties fo:color="#ffffff" loext:opacity="100%" style:font-name="PT Mono" fo:font-size="8pt" officeooo:rsid="07222eb8" fo:background-color="transparent" loext:char-shading-value="0" style:font-size-asian="8pt" style:font-size-complex="8pt"/>
    </style:style>
    <style:style style:name="T107" style:family="text">
      <style:text-properties fo:color="#ffffff" loext:opacity="100%" style:font-name="PT Mono" fo:font-size="8pt" officeooo:rsid="0723f78a" fo:background-color="transparent" loext:char-shading-value="0" style:font-size-asian="8pt" style:font-size-complex="8pt"/>
    </style:style>
    <style:style style:name="T108" style:family="text">
      <style:text-properties fo:color="#ffffff" loext:opacity="100%" style:font-name="PT Mono" fo:font-size="8pt" officeooo:rsid="072917f4" fo:background-color="transparent" loext:char-shading-value="0" style:font-size-asian="8pt" style:font-size-complex="8pt"/>
    </style:style>
    <style:style style:name="T109" style:family="text">
      <style:text-properties fo:color="#ffffff" loext:opacity="100%" style:font-name="PT Mono" fo:font-size="8pt" officeooo:rsid="0729699c" fo:background-color="transparent" loext:char-shading-value="0" style:font-size-asian="8pt" style:font-size-complex="8pt"/>
    </style:style>
    <style:style style:name="T110" style:family="text">
      <style:text-properties fo:color="#ffffff" loext:opacity="100%" style:font-name="PT Mono" fo:font-size="8pt" officeooo:rsid="072a76ed" fo:background-color="transparent" loext:char-shading-value="0" style:font-size-asian="8pt" style:font-size-complex="8pt"/>
    </style:style>
    <style:style style:name="T111" style:family="text">
      <style:text-properties fo:color="#ffffff" loext:opacity="100%" style:font-name="PT Mono" fo:font-size="8pt" officeooo:rsid="072d5182" fo:background-color="transparent" loext:char-shading-value="0" style:font-size-asian="8pt" style:font-size-complex="8pt"/>
    </style:style>
    <style:style style:name="T112" style:family="text">
      <style:text-properties fo:color="#ffffff" loext:opacity="100%" style:font-name="PT Mono" fo:font-size="8pt" officeooo:rsid="072ed24b" fo:background-color="transparent" loext:char-shading-value="0" style:font-size-asian="8pt" style:font-size-complex="8pt"/>
    </style:style>
    <style:style style:name="T113" style:family="text">
      <style:text-properties fo:color="#ffffff" loext:opacity="100%" style:font-name="PT Mono" fo:font-size="8pt" officeooo:rsid="0732e173" fo:background-color="transparent" loext:char-shading-value="0" style:font-size-asian="8pt" style:font-size-complex="8pt"/>
    </style:style>
    <style:style style:name="T114" style:family="text">
      <style:text-properties fo:color="#ffffff" loext:opacity="100%" style:font-name="PT Mono" fo:font-size="8pt" officeooo:rsid="07345302" fo:background-color="transparent" loext:char-shading-value="0" style:font-size-asian="8pt" style:font-size-complex="8pt"/>
    </style:style>
    <style:style style:name="T115" style:family="text">
      <style:text-properties fo:color="#ffffff" loext:opacity="100%" style:font-name="PT Mono" fo:font-size="8pt" officeooo:rsid="0734b3ca" fo:background-color="transparent" loext:char-shading-value="0" style:font-size-asian="8pt" style:font-size-complex="8pt"/>
    </style:style>
    <style:style style:name="T116" style:family="text">
      <style:text-properties fo:color="#ffffff" loext:opacity="100%" style:font-name="PT Mono" fo:font-size="8pt" officeooo:rsid="0735cc67" fo:background-color="transparent" loext:char-shading-value="0" style:font-size-asian="8pt" style:font-size-complex="8pt"/>
    </style:style>
    <style:style style:name="T117" style:family="text">
      <style:text-properties fo:color="#ffffff" loext:opacity="100%" style:font-name="PT Mono" fo:font-size="8pt" officeooo:rsid="0736f6ae" fo:background-color="transparent" loext:char-shading-value="0" style:font-size-asian="8pt" style:font-size-complex="8pt"/>
    </style:style>
    <style:style style:name="T118" style:family="text">
      <style:text-properties fo:color="#ffffff" loext:opacity="100%" style:font-name="PT Mono" fo:font-size="8pt" officeooo:rsid="073bab39" fo:background-color="transparent" loext:char-shading-value="0" style:font-size-asian="8pt" style:font-size-complex="8pt"/>
    </style:style>
    <style:style style:name="T119" style:family="text">
      <style:text-properties fo:color="#ffffff" loext:opacity="100%" style:font-name="PT Mono" fo:font-size="8pt" officeooo:rsid="073cf43a" fo:background-color="transparent" loext:char-shading-value="0" style:font-size-asian="8pt" style:font-size-complex="8pt"/>
    </style:style>
    <style:style style:name="T120"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21"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22" style:family="text">
      <style:text-properties officeooo:rsid="0706f97f"/>
    </style:style>
    <style:style style:name="T123" style:family="text">
      <style:text-properties style:text-position="0% 100%"/>
    </style:style>
    <style:style style:name="T124"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22">to</text:span> the side of the road, picked berries, continued on, stopped at a BBQ joint, ate <text:span text:style-name="T122">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22">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22">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5">Ross walked out of </text:span><text:span text:style-name="T67">downtown</text:span><text:span text:style-name="T55">, </text:span><text:span text:style-name="T67">sat</text:span><text:span text:style-name="T55"> at the Clingman bus stop, did a chess puzzle, went across the bridge </text:span><text:span text:style-name="T59">to the</text:span><text:span text:style-name="T55"> next stop, did another puzzle, walked up the hill. It started to rain. He tried to wait it out at Taco Billy, but, </text:span><text:span text:style-name="T59">once the weather app</text:span><text:span text:style-name="T55"> finally updated, he summon</text:span><text:span text:style-name="T59">ed</text:span><text:span text:style-name="T55"> an Uber, rode to Meyers, got debriefed by Stephen, sat at the computer, wrote,</text:span><text:span text:style-name="T24">328</text:span><text:span text:style-name="T55"> </text:span><text:soft-page-break/><text:span text:style-name="T56">made his bed, cooked noodles,</text:span><text:span text:style-name="T25">351</text:span><text:span text:style-name="T57"> </text:span><text:span text:style-name="T59">laid</text:span><text:span text:style-name="T57"> in bed, clean</text:span><text:span text:style-name="T59">ed</text:span><text:span text:style-name="T57"> his room, heard from Stephen that Tony had possibly been shitting in the sink,</text:span><text:span text:style-name="T26">446</text:span><text:span text:style-name="T58"> talked to Hannah, took a bath,</text:span><text:span text:style-name="T27">545</text:span><text:span text:style-name="T58"> </text:span><text:span text:style-name="T60">updated his website, </text:span><text:span text:style-name="T61">made a cup of coffee</text:span><text:span text:style-name="T60">.</text:span><text:span text:style-name="T28">62</text:span><text:span text:style-name="T29">4 </text:span></text:p>
      <text:p text:style-name="P83"><text:span text:style-name="T62"><text:s text:c="3"/></text:span><text:span text:style-name="T63">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5">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5"> </text:span><text:span text:style-name="T64">looked at his phone, took the most amazing nap,</text:span><text:span text:style-name="T30">1229</text:span><text:span text:style-name="T64"> </text:span><text:span text:style-name="T65">looked at his phone, made a sandwich, ate in the kitchen, got rundown of Stephen’s stressors.</text:span><text:span text:style-name="T31">153</text:span></text:p>
      <text:p text:style-name="P82"><text:span text:style-name="T65"><text:s text:c="3"/></text:span><text:span text:style-name="T66">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6">V</text:span><text:span text:style-name="T55">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5"><text:s text:c="3"/>I typed up the end of my previous entry, played Wordle (NOVEL in five,) packed my scratch journal, </text:span><text:span text:style-name="T68">On Quality</text:span><text:span text:style-name="T69">, two pens, wallet, phone, went into the kitchen, borrowed a splash of coffee, heard about Stephen vomiting from cleaning chemicals, grabbed a hop water, left the house.</text:span></text:p>
      <text:p text:style-name="P94"><text:span text:style-name="T69"><text:s text:c="3"/>The birb was standingon the ground. I congratulated her on her hatching, which I may not yet have written about. I walked up to the Freemason </text:span><text:soft-page-break/><text:span text:style-name="T69">lodge, sat, finished my coffee, switched to hope water, walked to Battle Cat, ordered a double espresso, sat on the porch, edited four pages, wrote,</text:span><text:span text:style-name="T32">1112</text:span><text:span text:style-name="T69"> read a chapter of </text:span><text:span text:style-name="T68">On Quality</text:span><text:span text:style-name="T69">,</text:span><text:span text:style-name="T32">1143</text:span><text:span text:style-name="T69"> talked to Hannah on the phone.</text:span><text:span text:style-name="T32">1150</text:span></text:p>
      <text:p text:style-name="P94"><text:span text:style-name="T69"><text:s text:c="3"/>she said she was running behind, so I walked to Cooperative, ordered a drip and a draft bubbly water. I think the water was free, which actually makes the $3.75 drip seem reasonable.</text:span><text:span text:style-name="T32">1203</text:span><text:span text:style-name="T69">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69"><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9"> </text:span><text:span text:style-name="T70">laid in bed looking at his phone, put some gig clothes in the Camry.</text:span><text:span text:style-name="T33">534</text:span><text:span text:style-name="T70"> </text:span></text:p>
      <text:p text:style-name="P81"><text:span text:style-name="T70"><text:s text:c="3"/></text:span><text:span text:style-name="T71">Ross wrote in his scratch journal: </text:span><text:span text:style-name="T96">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6">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69"><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9"> </text:span></text:p>
      <text:p text:style-name="P80"><text:span text:style-name="T69"><text:s text:c="3"/></text:span><text:span text:style-name="T72">Ross relaxed, </text:span><text:span text:style-name="T73">read, </text:span><text:span text:style-name="T72">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69">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9">her goodbye, put his coffee on the warmer, laid in bed.</text:span><text:span text:style-name="T32">935</text:span></text:p>
      <text:p text:style-name="P79"><text:span text:style-name="T32"><text:s text:c="3"/></text:span><text:span text:style-name="T74">Kamaka made a piece of mooncloth.</text:span><text:span text:style-name="T34">1022</text:span><text:span text:style-name="T74">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69">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69"><text:s text:c="3"/>We went down to Downing, sat on the couch, looked at our phones, talked about keyboards, read from </text:span><text:span text:style-name="T68">The Artist’s Way</text:span><text:span text:style-name="T69">, cuddled, went to bed.</text:span></text:p>
      <text:p text:style-name="P53"/>
      <text:p text:style-name="P53">VII.XIII</text:p>
      <text:p text:style-name="P53"/>
      <text:p text:style-name="P93"><text:span text:style-name="T69">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69">We moved to a table, talked about pontooning, drove to Chipotle, picked up food, went to her house, parted ways. I talked with Kathryn in the yard about the video debating where the downbeat is in </text:span><text:span text:style-name="T95">Roll Out.</text:span><text:span text:style-name="T69">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69"><text:s text:c="3"/>I turned on the light in my bedroom, set up the MacBook air, transcribed entries, wrote.</text:span><text:span text:style-name="T32">939</text:span><text:span text:style-name="T69"> </text:span></text:p>
      <text:p text:style-name="P20"/>
      <text:p text:style-name="P54">VII.XIV</text:p>
      <text:p text:style-name="P54"/>
      <text:p text:style-name="P92"><text:span text:style-name="T69">I woke feeling very tired, sore even, eventually got up, ate some grapes, lay back down, mustered strength, left the house, walked to the bus stop just before the bridge.</text:span><text:span text:style-name="T32">1010</text:span><text:span text:style-name="T69"> I guess I also played Wordle (UNDID in four.) I do not understand why I feel so sore.</text:span></text:p>
      <text:p text:style-name="P92"><text:span text:style-name="T69"><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9">in the window for five secs, walked to the park, sat under a tree, checked my finances and my calendar, wrote.</text:span><text:span text:style-name="T32">1139</text:span><text:span text:style-name="T69"> </text:span><text:span text:style-name="T120">I can’t be</text:span><text:span text:style-name="T121"> I’m</text:span><text:span text:style-name="T69">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69"><text:s text:c="3"/>He drank some Coke, paid, walked to Meyers, laid on the bed, moved to the computer, transcribed, wrote.</text:span><text:span text:style-name="T32">230</text:span><text:span text:style-name="T69"> </text:span><text:span text:style-name="T75">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69">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9"> </text:span><text:span text:style-name="T76">He went into WoW, checked mail on all his </text:span><text:soft-page-break/><text:span text:style-name="T76">toons, waved goodbye to Dookem accidentally, then everyone.</text:span><text:span text:style-name="T35">1140</text:span><text:span text:style-name="T76"> </text:span></text:p>
      <text:p text:style-name="P76"><text:span text:style-name="T76"><text:s text:c="3"/></text:span><text:span text:style-name="T77">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7"> </text:span></text:p>
      <text:p text:style-name="P76"><text:span text:style-name="T77"><text:s text:c="3"/></text:span><text:span text:style-name="T78">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8"> </text:span></text:p>
      <text:p text:style-name="P24"/>
      <text:p text:style-name="P75"><text:span text:style-name="T78">v</text:span><text:span text:style-name="T69">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69"><text:s text:c="3"/>Ross kissed Hannah goodbye, drove to Trammell, got high, played </text:span><text:span text:style-name="T95">Only Takes a Minute, Birds of a Feather, s</text:span><text:span text:style-name="T69">ome new cover, </text:span><text:span text:style-name="T95">Time is Infinite </text:span><text:span text:style-name="T69">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9"> </text:span></text:p>
      <text:p text:style-name="P26">vii.xvii</text:p>
      <text:p text:style-name="P27"/>
      <text:p text:style-name="P74"><text:span text:style-name="T69">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9"> </text:span></text:p>
      <text:p text:style-name="P74"><text:span text:style-name="T69"><text:s text:c="3"/></text:span><text:span text:style-name="T79">Ross did a 2D mockup of the third iteration of the Shortcut case, got dressed, </text:span><text:span text:style-name="T80">made a coffee,</text:span><text:span text:style-name="T79">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9"> </text:span></text:p>
      <text:p text:style-name="P74"><text:span text:style-name="T79"><text:s text:c="3"/></text:span><text:span text:style-name="T81">He did 2D case design, loaded it into OnShape, noted a couple desired changes, went to bed.</text:span></text:p>
      <text:p text:style-name="P28"/>
      <text:p text:style-name="P29">vii.xviii</text:p>
      <text:p text:style-name="P29"/>
      <text:p text:style-name="P73"><text:span text:style-name="T69">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9"> </text:span></text:p>
      <text:p text:style-name="P73"><text:span text:style-name="T69"><text:s text:c="3"/></text:span><text:span text:style-name="T82">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69">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9"> </text:span></text:p>
      <text:p text:style-name="P72"><text:span text:style-name="T69"><text:s text:c="3"/></text:span><text:span text:style-name="T83">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3"> </text:span></text:p>
      <text:p text:style-name="P32"/>
      <text:p text:style-name="P71"><text:span text:style-name="T83">v</text:span><text:span text:style-name="T69">ii.xx</text:span></text:p>
      <text:p text:style-name="P33"/>
      <text:p text:style-name="P71"><text:span text:style-name="T69">Ross woke at ten, talked to Hannah, made coffee, flopped around in bed, eventually flashed a Rebound w/ Piframe, was baffled that it worked on the iMac but not Air.</text:span><text:span text:style-name="T32">126</text:span><text:span text:style-name="T69"> </text:span><text:span text:style-name="T84">He continued to rot as Hannah’s day got delayed, eventually ordering a pizza.</text:span><text:span text:style-name="T40">606</text:span><text:span text:style-name="T84"> </text:span></text:p>
      <text:p text:style-name="P71"><text:span text:style-name="T84"><text:s text:c="3"/></text:span><text:span text:style-name="T85">He ate, slowly realizing his pizza, despite having the correct vibes, was 4/6</text:span><text:span text:style-name="T41">th</text:span><text:span text:style-name="T85">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69"><text:s text:c="3"/>I snuggled Hannah, made her a coffee, sat in the relocated blue chair, watched her stretch, used my laser vision to heal her. When she got in the </text:span><text:soft-page-break/><text:span text:style-name="T69">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69">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69"><text:s text:c="3"/></text:span><text:span text:style-name="T93">Ross wrote in his notebook: </text:span><text:span text:style-name="T86">I did some case brainstorming,</text:span><text:span text:style-name="T93"> (a minimal design the exact width of the PCB just barely fits on the A1 plate.)</text:span><text:span text:style-name="T86">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6"> </text:span></text:p>
      <text:p text:style-name="P56"/>
      <text:p text:style-name="P69"><text:span text:style-name="T86">R</text:span><text:span text:style-name="T69">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9"> </text:span><text:span text:style-name="T87">He shopped for switches/caps, decided on Keebio, bemoaned the total price, had the bright idea to search Walmart, made purchases, looked at his phone,</text:span><text:span text:style-name="T43">1252</text:span><text:span text:style-name="T87"> </text:span><text:span text:style-name="T88">took a bath.</text:span></text:p>
      <text:p text:style-name="P36"/>
      <text:p text:style-name="P57"/>
      <text:p text:style-name="P36"/>
      <text:p text:style-name="P37"/>
      <text:p text:style-name="P38">vii.xxii</text:p>
      <text:p text:style-name="P37"/>
      <text:p text:style-name="P68"><text:span text:style-name="T69">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9"> </text:span><text:span text:style-name="T89">which was a miscommunication.</text:span></text:p>
      <text:p text:style-name="P68"><text:span text:style-name="T89"><text:s text:c="3"/>He put clothes in his laundry basket, drank another coffee, made his bed, talked to Hannah on the phone for a while about the Ryan/Melissa problem, scoured Discord, </text:span><text:span text:style-name="T90">printed journal pages, </text:span><text:span text:style-name="T89">researched magnets, thought about Layercase redesign possibilities, a larger Shortcut, his business in general.</text:span><text:span text:style-name="T44">222</text:span><text:span text:style-name="T89"> </text:span></text:p>
      <text:p text:style-name="P67"><text:span text:style-name="T89"><text:s text:c="3"/></text:span><text:span text:style-name="T91">He wrote in his scratch notebook: </text:span><text:span text:style-name="T97">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5"><text:s text:c="3"/>I slept til 1130, found beans, boiled water, ground the beans, fed Chester, started a French press, went outside, charged my phone, sat at the table with Chester, wrote, poured coffee.</text:span><text:span text:style-name="T20">1203</text:span><text:span text:style-name="T95"> I also played Wordle (WATER in five) and forgot to mention the main thing I did yesterday was finally successfully visualize how to design a stury 3DP Shortcut case for a smaller printer.</text:span></text:p>
      <text:p text:style-name="P66"><text:soft-page-break/><text:span text:style-name="T95"><text:s text:c="3"/>I brought in the trash, checked the mail, ate a banana, continued to drink coffee, visualized my afternoon.</text:span><text:span text:style-name="T20">1256</text:span></text:p>
      <text:p text:style-name="P66"><text:span text:style-name="T95"><text:s text:c="3"/>I went to put on clean clothes from the dryer, but they were hella damp, so I put that on for another hour, grabbed </text:span><text:span text:style-name="T98">On Quality</text:span><text:span text:style-name="T95">,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5">I dreamed of being in weird Philly houses, then a back alley with 9</text:span><text:span text:style-name="T20">th</text:span><text:span text:style-name="T95">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5"><text:s text:c="3"/>I played Wordle (QUAKE in three,) texted Hannah, started coffee, talked to her on the phone, sat on the floor.</text:span><text:span text:style-name="T20">1049</text:span></text:p>
      <text:p text:style-name="P57"/>
      <text:p text:style-name="P66"><text:span text:style-name="T69">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69"> </text:span></text:p>
      <text:p text:style-name="P89"><text:soft-page-break/><text:span text:style-name="T69"><text:s text:c="3"/></text:span><text:span text:style-name="T94">From the scratch notebook: </text:span><text:span text:style-name="T92">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69">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69"><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69"><text:s text:c="3"/>I drove to Hillcrest, let Myrtle out, ate blueberries, goulash, pizza, charged my phone, talked to my dad, wrote.</text:span><text:span text:style-name="T32">1131</text:span><text:span text:style-name="T69">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69"><text:s text:c="3"/>I got into the hammock with Hannah, read a chapter of </text:span><text:span text:style-name="T68">Free Play</text:span><text:span text:style-name="T69">.</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69">Woke from dreams of hip-hop shows. Hannah made coffees. I walked down to the restroom, charged my phone, got my notebook, wrote.</text:span><text:span text:style-name="T32">924</text:span><text:span text:style-name="T69">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3">I woke around 9:30 after rocket ship dreams, did some 2D case mockup, struggled with Wordle (OMEGA in three.)</text:span><text:span text:style-name="T45">1253</text:span></text:p>
      <text:p text:style-name="P65"/>
      <text:p text:style-name="P85"><text:span text:style-name="T103">Back to the scratch notebook: </text:span><text:span text:style-name="T99">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07">Ross</text:span><text:span text:style-name="T103"> fed the cats, opened a bubbly water, made coffee, fed Myrtle, asked ChatGPT for help getting the journal git up to date on </text:span><text:span text:style-name="T107">his</text:span><text:span text:style-name="T103"> iMac, transcribed five days of entries,</text:span><text:span text:style-name="T45">1234</text:span><text:span text:style-name="T103"> </text:span><text:span text:style-name="T104">took a bath,</text:span><text:span text:style-name="T46">120</text:span><text:span text:style-name="T104"> </text:span><text:span text:style-name="T105">watched videos about force sensitive resistors for drum triggers,</text:span><text:span text:style-name="T47">150</text:span><text:span text:style-name="T105"> <text:s/></text:span><text:span text:style-name="T106">made a sandwich.</text:span></text:p>
      <text:p text:style-name="P85"><text:span text:style-name="T106"><text:s text:c="3"/></text:span><text:span text:style-name="T107">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3">Ross woke, placed switches, went back to bed, got up around noon, placed diodes, found out about Asheville Makers thanks to ChatGPT, did some routing.</text:span><text:span text:style-name="T45">318</text:span><text:span text:style-name="T103">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24">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0">All in all, a long but satisfying stretch — a mix of running around, music, little technical victories, and stolen moments of rest. Feels good to have it all down.</text:span><text:span text:style-name="T23">420</text:span><text:span text:style-name="T100"> </text:span><text:span text:style-name="T103"><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24">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3"><text:s text:c="3"/>He left at 2, drove to Meyers, slowly alternated between laying in bed and loading things in, looking at his phone, setting up his computer, and, eventually, writing.</text:span><text:span text:style-name="T45">316</text:span><text:span text:style-name="T103"> </text:span><text:span text:style-name="T108">He spent a while being patient in Onshape until, finally, he felt like he had correctly created a model for an MX keyswitch with an R1-1U keycap that could be easily replicated across a PCB.</text:span><text:span text:style-name="T48">413</text:span><text:span text:style-name="T108"> </text:span></text:p>
      <text:p text:style-name="P87"><text:span text:style-name="T108"><text:s text:c="3"/></text:span><text:span text:style-name="T109">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9"> </text:span><text:span text:style-name="T110">He played around with switches and keycaps in Onshape but eventually abandoned, listened to his houseguest blasting </text:span><text:span text:style-name="T101">That 70s Show</text:span><text:span text:style-name="T110">.</text:span></text:p>
      <text:p text:style-name="P88"><text:span text:style-name="T103"/></text:p>
      <text:p text:style-name="P88"><text:span text:style-name="T103"/></text:p>
      <text:p text:style-name="P88"><text:span text:style-name="T103"/></text:p>
      <text:p text:style-name="P88"><text:soft-page-break/><text:span text:style-name="T116">viii</text:span><text:span text:style-name="T103">.iii</text:span></text:p>
      <text:p text:style-name="P88"><text:span text:style-name="T103"/></text:p>
      <text:p text:style-name="P88"><text:span text:style-name="T103">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3"> </text:span></text:p>
      <text:p text:style-name="P88"><text:span text:style-name="T103"/></text:p>
      <text:p text:style-name="P102"><text:span text:style-name="T116">viii</text:span><text:span text:style-name="T103">.iv</text:span></text:p>
      <text:p text:style-name="P102"><text:span text:style-name="T103"/></text:p>
      <text:p text:style-name="P102"><text:span text:style-name="T103">Ross wrote in his notebook:</text:span></text:p>
      <text:p text:style-name="P102"><text:span text:style-name="T99">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3">Ross walked to the west side, noticed it was 3PM, went to UJ, sat next to Tom Cornish, ordered turkey pita w/ tots &amp; Coke, </text:span><text:span text:style-name="T111">ate, walked to Izzy’s, ordered a drip, wat on the porch, talked to Hannah, </text:span><text:span text:style-name="T103">walked down to Middlemont, set up drums, had a fun and surprisingly productive rehearsal with Bellah, June, Melissa, Amanda, Amber, Ryan, Dulci, Kevin, started by two songs with Lillie, who was joined by her partner.</text:span></text:p>
      <text:p text:style-name="P102"><text:span text:style-name="T103"><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16">viii</text:span><text:span text:style-name="T103">.v</text:span></text:p>
      <text:p text:style-name="P102"><text:span text:style-name="T103"/></text:p>
      <text:p text:style-name="P102"><text:span text:style-name="T103">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3"> <text:s/></text:span></text:p>
      <text:p text:style-name="P102"><text:span text:style-name="T103"><text:s text:c="3"/></text:span><text:span text:style-name="T112">He finished his PCB rework and case design for Tabby with just enough time to walk to the market, buy a burrito, call his dad for his 80</text:span><text:span text:style-name="T50">th</text:span><text:span text:style-name="T112"> birthday, talk to his sister, chug his burrito, sit impatiently through a meeting with Ryan, Melissa, Hannah, Bellah, June, Max, walk with Hannah for a bit talking about what was wrong until she had to pedal away for class.</text:span></text:p>
      <text:p text:style-name="P102"><text:span text:style-name="T112"><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2"/></text:p>
      <text:p text:style-name="P104"><text:span text:style-name="T116">viii</text:span><text:span text:style-name="T103">.vi</text:span></text:p>
      <text:p text:style-name="P104"><text:span text:style-name="T103"/></text:p>
      <text:p text:style-name="P104"><text:span text:style-name="T103">Ross woke a bit before his alarm, attached a second PCB to the underside of Shortcut, typed journal entries on it.</text:span><text:span text:style-name="T45">814</text:span><text:span text:style-name="T51"> </text:span><text:span text:style-name="T113">He left the house, walked to Taco Billy, had teary conversation with anxious/sad Hannah, turned the mood around, got in the Space Bug, rode to Meyers, kissed goodbye.</text:span><text:span text:style-name="T51">1027</text:span><text:span text:style-name="T113"> </text:span></text:p>
      <text:p text:style-name="P104"><text:span text:style-name="T113"><text:s text:c="3"/></text:span><text:span text:style-name="T114">He lay down, came close to a nap, got his Shortcut keyboard in a bit more working order, moved it to the iMac desk and Palmetto to the Air desk.</text:span><text:span text:style-name="T52">1248</text:span><text:span text:style-name="T114"> </text:span></text:p>
      <text:p text:style-name="P104"><text:span text:style-name="T114"><text:s text:c="3"/></text:span><text:span text:style-name="T115">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15">installed KiCad 5, had ChatGPT help him set up SSH for his GitHub account, tried to upgrade KiCad, ran out of disk space, laid on the couch looking at his phone, talked to Hannah, went to sleep.</text:span></text:p>
      <text:p text:style-name="P104"><text:span text:style-name="T115"/></text:p>
      <text:p text:style-name="P105"><text:span text:style-name="T103">ix.vii</text:span></text:p>
      <text:p text:style-name="P105"><text:span text:style-name="T103"/></text:p>
      <text:p text:style-name="P105"><text:span text:style-name="T103">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3"> </text:span><text:span text:style-name="T116">He got dressed, drove to the Grey Eagle, arrived around 2:30, slowly loaded in/set up, ordered a burrito, ate on the back patio, sat by the front door.</text:span></text:p>
      <text:p text:style-name="P105"><text:span text:style-name="T116"><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16"/></text:p>
      <text:p text:style-name="P106"><text:span text:style-name="T103">viii.viii</text:span></text:p>
      <text:p text:style-name="P106"><text:span text:style-name="T103"/></text:p>
      <text:p text:style-name="P106"><text:span text:style-name="T103">Ross woke to Hannah’s alarm, stayed in bed a while, made her a coffee, went to the living room, looked at his phone, got dressed, drove to Meyers.</text:span><text:span text:style-name="T45">924</text:span><text:span text:style-name="T103"> </text:span></text:p>
      <text:p text:style-name="P106"><text:span text:style-name="T117"><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2">STAY</text:span><text:span text:style-name="T117"> instead of </text:span><text:span text:style-name="T102">OFF</text:span><text:span text:style-name="T117">, got the alarm disabled, started counting the drawer, had to open the store, lost count of the drawer, got a flood of customers right away, recounted the drawer.</text:span></text:p>
      <text:p text:style-name="P106"><text:span text:style-name="T117"><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17"> </text:span></text:p>
      <text:p text:style-name="P106"><text:soft-page-break/><text:span text:style-name="T117"><text:s text:c="3"/></text:span><text:span text:style-name="T118">He restarted the Shortcut case design with 18mm side walls, hiding the rightmost column, chatted with ChatGPT, decided to make them 17.2mm to match the middle area, drafted that, took a bath.</text:span><text:span text:style-name="T54">905</text:span><text:span text:style-name="T118"> </text:span></text:p>
      <text:p text:style-name="P106"><text:span text:style-name="T118"><text:s text:c="3"/></text:span><text:span text:style-name="T119">Ross called Hannah, walked down to her neighborhood, ran into her/Kathryn/Suli on the streets, went to Downing, chilled on the couch while they talked, eventually watched an episode of pottery, snuggled, went to bed.</text:span></text:p>
      <text:p text:style-name="P106"><text:span text:style-name="T119"/></text:p>
      <text:p text:style-name="P107"><text:span text:style-name="T103">viii.ix</text:span></text:p>
      <text:p text:style-name="P107"><text:span text:style-name="T103"/></text:p>
      <text:p text:style-name="P107"><text:span text:style-name="T103">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9T13:31:55.542805114</dc:date>
    <meta:editing-duration>P282DT2H40M39S</meta:editing-duration>
    <meta:editing-cycles>1695</meta:editing-cycles>
    <meta:generator>LibreOffice/24.2.5.2$MacOSX_X86_64 LibreOffice_project/bffef4ea93e59bebbeaf7f431bb02b1a39ee8a59</meta:generator>
    <meta:print-date>2025-07-22T12:16:37.436670714</meta:print-date>
    <meta:document-statistic meta:table-count="0" meta:image-count="0" meta:object-count="0" meta:page-count="27" meta:paragraph-count="198" meta:word-count="7880" meta:character-count="44884" meta:non-whitespace-character-count="36848"/>
  </office:meta>
</office:document-meta>
</file>